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>
      <text:variable-decls>
        <text:variable-decl office:value-type="float" text:name="pandoc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variable-set text:name="pandoc" text:formula="ooow:awesome" office:value-type="float" office:value="0" style:data-style-name="N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alibri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Bibliography_20_Heading" style:display-name="Bibliography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text:sort-algorithm="alphanumeric" fo:language="de" fo:country="DE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Linnemann</meta:initial-creator>
    <meta:creation-date>2015-03-01T17:26:12.31</meta:creation-date>
    <dc:date>2015-03-01T18:14:48.45</dc:date>
    <dc:creator>Martin Linnemann</dc:creator>
    <meta:editing-duration>PT10M3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1" meta:word-count="0" meta:character-count="1"/>
  </office:meta>
</office:document-meta>
</file>